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8424"/>
    </style:style>
    <style:style style:name="P2" style:family="paragraph" style:parent-style-name="Standard">
      <style:text-properties officeooo:paragraph-rsid="000ad9d7"/>
    </style:style>
    <style:style style:name="P3" style:family="paragraph" style:parent-style-name="Standard">
      <style:text-properties officeooo:rsid="000ad9d7" officeooo:paragraph-rsid="000ad9d7"/>
    </style:style>
    <style:style style:name="P4" style:family="paragraph" style:parent-style-name="Standard">
      <style:text-properties officeooo:rsid="000ad9d7" officeooo:paragraph-rsid="000bb263"/>
    </style:style>
    <style:style style:name="P5" style:family="paragraph" style:parent-style-name="Standard">
      <style:text-properties officeooo:paragraph-rsid="000bb263"/>
    </style:style>
    <style:style style:name="P6" style:family="paragraph" style:parent-style-name="Standard">
      <style:text-properties officeooo:rsid="000bb263" officeooo:paragraph-rsid="000bb263"/>
    </style:style>
    <style:style style:name="P7" style:family="paragraph" style:parent-style-name="Standard">
      <style:text-properties officeooo:rsid="000d1049" officeooo:paragraph-rsid="000d1049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true"/>
      <style:text-properties officeooo:rsid="000d1049" officeooo:paragraph-rsid="000d1049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true"/>
      <style:text-properties officeooo:rsid="000e1a30" officeooo:paragraph-rsid="000f344e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true"/>
      <style:text-properties officeooo:rsid="000e1a30" officeooo:paragraph-rsid="000e1a30"/>
    </style:style>
    <style:style style:name="P11" style:family="paragraph" style:parent-style-name="Standard">
      <style:paragraph-properties fo:margin-top="0.101cm" fo:margin-bottom="0.3cm" loext:contextual-spacing="false"/>
      <style:text-properties fo:font-size="14pt" fo:font-weight="bold" officeooo:paragraph-rsid="000bb26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101cm" fo:margin-bottom="0.3cm" loext:contextual-spacing="false"/>
      <style:text-properties fo:font-size="14pt" fo:font-weight="bold" officeooo:paragraph-rsid="000ad9d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101cm" fo:margin-bottom="0.3cm" loext:contextual-spacing="false"/>
      <style:text-properties fo:font-size="14pt" fo:font-weight="bold" officeooo:paragraph-rsid="0008842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101cm" fo:margin-bottom="0.3cm" loext:contextual-spacing="false" fo:break-before="page"/>
      <style:text-properties fo:font-size="14pt" fo:font-weight="bold" officeooo:rsid="000d1049" officeooo:paragraph-rsid="000d1049" style:font-size-asian="14pt" style:font-weight-asian="bold" style:font-size-complex="14pt" style:font-weight-complex="bold"/>
    </style:style>
    <style:style style:name="T1" style:family="text">
      <style:text-properties officeooo:rsid="00088424"/>
    </style:style>
    <style:style style:name="T2" style:family="text">
      <style:text-properties officeooo:rsid="000ad9d7"/>
    </style:style>
    <style:style style:name="T3" style:family="text">
      <style:text-properties officeooo:rsid="00051fb6"/>
    </style:style>
    <style:style style:name="T4" style:family="text">
      <style:text-properties officeooo:rsid="000e1a30"/>
    </style:style>
    <style:style style:name="T5" style:family="text">
      <style:text-properties officeooo:rsid="000f344e"/>
    </style:style>
    <style:style style:name="T6" style:family="text">
      <style:text-properties officeooo:rsid="001179c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Questão 1: Lógica</text:p>
      <text:p text:style-name="P1"><draw:frame draw:style-name="fr1" draw:name="Objeto1" text:anchor-type="paragraph" svg:width="9.825cm" svg:height="2.7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3">Questão <text:span text:style-name="T2">2 a) </text:span><text:s/><text:span text:style-name="T2">Full-stack</text:span></text:p>
      <text:p text:style-name="P2"><text:span text:style-name="T2">1) </text:span><text:a xlink:type="simple" xlink:href="https://github.com/Pakato14/Teste-Avaliativo-Programador-Junior" text:style-name="Internet_20_link" text:visited-style-name="Visited_20_Internet_20_Link">https://github.com/Pakato14/Teste-Avaliativo-Programador-Junior</text:a></text:p>
      <text:p text:style-name="P3">2) Opção d</text:p>
      <text:p text:style-name="P1"/>
      <text:p text:style-name="P1"/>
      <text:p text:style-name="P12">Questão <text:span text:style-name="T2">4</text:span>: <text:span text:style-name="T2">SQL - 1</text:span></text:p>
      <text:p text:style-name="P2"/>
      <text:p text:style-name="P2"><text:span text:style-name="T2">a) </text:span></text:p>
      <text:p text:style-name="P2"/>
      <text:p text:style-name="P2">CREATE TABLE Colaborador (</text:p>
      <text:p text:style-name="P1"><text:s text:c="2"/>id INT NOT NULL AUTO_INCREMENT,</text:p>
      <text:p text:style-name="P1"><text:s text:c="2"/>nome VARCHAR(100) NOT NULL,</text:p>
      <text:p text:style-name="P1"><text:s text:c="2"/>quantidadeDependentes INT NULL,</text:p>
      <text:p text:style-name="P1"><text:s text:c="2"/>salario DECIMAL NULL,</text:p>
      <text:p text:style-name="P1"><text:s text:c="2"/>departamento_id INT NULL,</text:p>
      <text:p text:style-name="P1"><text:s text:c="2"/>PRIMARY KEY (id),</text:p>
      <text:p text:style-name="P1"><text:s text:c="2"/>CONSTRAINT dep_col, <text:span text:style-name="T1">pro_col</text:span></text:p>
      <text:p text:style-name="P1"><text:s text:c="4"/>FOREIGN KEY (id, <text:span text:style-name="T1">id_projeto</text:span>)</text:p>
      <text:p text:style-name="P1"><text:s text:c="4"/>REFERENCES Departamento (id), <text:span text:style-name="T1">Projeto(id_projeto)</text:span></text:p>
      <text:p text:style-name="P1"><text:s text:c="4"/>ON DELETE NO ACTION</text:p>
      <text:p text:style-name="P1"><text:s text:c="4"/>ON UPDATE NO ACTION)</text:p>
      <text:p text:style-name="P1">ENGINE = InnoDB</text:p>
      <text:p text:style-name="P1">DEFAULT CHARACTER SET = utf8;</text:p>
      <text:p text:style-name="P1"/>
      <text:p text:style-name="P2"><text:span text:style-name="T2">b) </text:span>INSERT INTO Departamento (id, descricao) VALUES (15, Desenvolvimento e Pesquisa);</text:p>
      <text:p text:style-name="P2"/>
      <text:p text:style-name="P3">c) SELECT * FROM Colaborador WHERE departamento_id = 15</text:p>
      <text:p text:style-name="P3"/>
      <text:p text:style-name="P4">d) <text:span text:style-name="T3">SELECT COUNT(nome), AVG(salario) FROM Colaborador;</text:span></text:p>
      <text:p text:style-name="P6"/>
      <text:p text:style-name="P6">e) SELECT Projeto.nome, Colaborador.nome FROM Projeto JOIN Colaborador ON projeto_id = id</text:p>
      <text:p text:style-name="P1"/>
      <text:p text:style-name="P1"/>
      <text:p text:style-name="P11">Questão <text:span text:style-name="T2">4</text:span>: <text:span text:style-name="T2">SQL – 2</text:span></text:p>
      <text:p text:style-name="P5"/>
      <text:p text:style-name="P6">a) Um Departamento para MUITOS Colaboradores</text:p>
      <text:p text:style-name="P6"/>
      <text:p text:style-name="P6">b) <text:s/><text:span text:style-name="T6">Composição</text:span></text:p>
      <text:p text:style-name="P6"/>
      <text:p text:style-name="P7"/>
      <text:p text:style-name="P14">Questão 5:</text:p>
      <text:p text:style-name="P7"/>
      <text:p text:style-name="P8">É verdade que desafios move o mundo, e a curiosidade só atiça. <text:span text:style-name="T4">Desde de 2017 sou</text:span> formado em Telemática pelo I<text:span text:style-name="T5">nstituto </text:span>F<text:span text:style-name="T5">ederal de Educação Tecnológica do </text:span>C<text:span text:style-name="T5">eará (IFCE)</text:span> e me apaixonei pela programação, leciono lógica de programação na Universidade do Trabalho Digital e desejo ampliar minha experiência e conhecimentos na Mil Tecnologia no cargo de Programador júnior, onde pode ser um grande aprendizado e contribuição para com a empresa <text:span text:style-name="T4">uma troca onde as duas partes saem ganhando.</text:span></text:p>
      <text:p text:style-name="P9">Possuo um grande conhecimento na linguagem de programação java e aos poucos vou estudando e aprendendo outras linguagens, pois na minha opinião não existe uma linguagem perfeita, existe apenas aquela que é ideal para o seu projeto. Tenho conhecimentos em PHP e Python e um pouco de linguagem Web, Javascript, HTML e CSS, além de entender de MySQL é o banco que atualmente eu uso.</text:p>
      <text:p text:style-name="P9"><text:s/><text:span text:style-name="T5">Na Universidade do Trabalho Digital já lecionei, cursos de Java com Banco de Dados, Introdução à Banco de Dados e atualmente estou lecionando Introdução a Lógica de Programação. Já participei de outros projetos no IFCE dando aula de Redes e programação nas cidades do <text:s/>interior do estado. Fui bolsista no projeto E-Jovem da Seduc lecionando programação para jovens de escola publica de Fortaleza.</text:span></text:p>
      <text:p text:style-name="P10">Na Mil Tecnologia será um ambiente muito adequado, gosto de dividir conhecimentos e interagir com a equipe, ser pró-ativo e estar no momento que precisa. Uma empresa que possui dezoito anos de mercado tem muito a ensinar para seus colaboradores e continuar crescendo e gostaria de fazer parte dessa histó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54.285937711</meta:creation-date>
    <dc:date>2019-07-08T22:45:31.788345405</dc:date>
    <meta:editing-duration>PT22M46S</meta:editing-duration>
    <meta:editing-cycles>3</meta:editing-cycles>
    <meta:generator>LibreOffice/6.0.7.3$Linux_X86_64 LibreOffice_project/00m0$Build-3</meta:generator>
    <meta:document-statistic meta:table-count="0" meta:image-count="0" meta:object-count="1" meta:page-count="2" meta:paragraph-count="32" meta:word-count="377" meta:character-count="2464" meta:non-whitespace-character-count="20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4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2"/>
        <table:table-column table:style-name="co3" table:default-cell-style-name="ce11"/>
        <table:table-row table:style-name="ro1">
          <table:table-cell table:style-name="ce9" office:value-type="string" calcext:value-type="string">
            <text:p>Professor</text:p>
          </table:table-cell>
          <table:table-cell table:style-name="ce9" office:value-type="string" calcext:value-type="string">
            <text:p>Matéria</text:p>
          </table:table-cell>
          <table:table-cell table:style-name="ce9" office:value-type="string" calcext:value-type="string">
            <text:p>Horário</text:p>
          </table:table-cell>
          <table:table-cell table:style-name="ce9" office:value-type="string" calcext:value-type="string">
            <text:p>Sala</text:p>
          </table:table-cell>
        </table:table-row>
        <table:table-row table:style-name="ro2">
          <table:table-cell office:value-type="string" calcext:value-type="string">
            <text:p>Junior</text:p>
          </table:table-cell>
          <table:table-cell office:value-type="string" calcext:value-type="string">
            <text:p>Português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oaquim</text:p>
          </table:table-cell>
          <table:table-cell office:value-type="string" calcext:value-type="string">
            <text:p>Matemática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uis</text:p>
          </table:table-cell>
          <table:table-cell office:value-type="string" calcext:value-type="string">
            <text:p>Geografia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rcelo</text:p>
          </table:table-cell>
          <table:table-cell office:value-type="string" calcext:value-type="string">
            <text:p>História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20:40:49.4822418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